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89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105.19pt"/>
    </style:style>
    <style:style style:name="co5" style:family="table-column">
      <style:table-column-properties fo:break-before="auto" style:column-width="108.31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38.86pt"/>
    </style:style>
    <style:style style:name="co8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pt" fo:break-before="auto" style:use-optimal-row-height="true"/>
    </style:style>
    <style:style style:name="ro3" style:family="table-row">
      <style:table-row-properties style:row-height="69.76pt" fo:break-before="auto" style:use-optimal-row-height="true"/>
    </style:style>
    <style:style style:name="ro4" style:family="table-row">
      <style:table-row-properties style:row-height="40.51pt" fo:break-before="auto" style:use-optimal-row-height="true"/>
    </style:style>
    <style:style style:name="ro5" style:family="table-row">
      <style:table-row-properties style:row-height="30.76pt" fo:break-before="auto" style:use-optimal-row-height="true"/>
    </style:style>
    <style:style style:name="ro6" style:family="table-row">
      <style:table-row-properties style:row-height="50.26pt" fo:break-before="auto" style:use-optimal-row-height="true"/>
    </style:style>
    <style:style style:name="ro7" style:family="table-row">
      <style:table-row-properties style:row-height="60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fo:background-color="#99cc66" fo:border-left="none" fo:border-right="0.74pt solid #000000" fo:border-top="none"/>
    </style:style>
    <style:style style:name="ce2" style:family="table-cell" style:parent-style-name="Default">
      <style:table-cell-properties fo:border-bottom="0.74pt solid #000000" fo:background-color="#99cc66" fo:border-left="none" fo:border-right="0.74pt solid #000000" fo:border-top="0.74pt solid #000000"/>
    </style:style>
    <style:style style:name="ce3" style:family="table-cell" style:parent-style-name="Default">
      <style:table-cell-properties fo:border-bottom="none" fo:background-color="#99cc66" fo:border-left="none" fo:border-right="0.74pt solid #000000" fo:border-top="0.74pt solid #000000"/>
    </style:style>
    <style:style style:name="ce4" style:family="table-cell" style:parent-style-name="Default">
      <style:table-cell-properties fo:border-bottom="0.74pt solid #000000" fo:background-color="#99cc66" fo:border-left="0.74pt solid #000000" fo:border-right="0.74pt solid #000000" fo:border-top="none"/>
    </style:style>
    <style:style style:name="ce5" style:family="table-cell" style:parent-style-name="Default">
      <style:table-cell-properties fo:background-color="#99cc66" fo:border="0.74pt solid #000000"/>
    </style:style>
    <style:style style:name="ce6" style:family="table-cell" style:parent-style-name="Default">
      <style:table-cell-properties fo:border-bottom="none" fo:background-color="#99cc66" fo:border-left="0.74pt solid #000000" fo:border-right="0.74pt solid #000000" fo:border-top="0.74pt solid #000000"/>
    </style:style>
    <style:style style:name="ce7" style:family="table-cell" style:parent-style-name="Default" style:data-style-name="N84">
      <style:table-cell-properties fo:border-bottom="0.74pt solid #000000" fo:background-color="#99cc66" fo:border-left="0.74pt solid #000000" fo:border-right="0.74pt solid #000000" fo:border-top="none"/>
    </style:style>
    <style:style style:name="ce8" style:family="table-cell" style:parent-style-name="Default" style:data-style-name="N84">
      <style:table-cell-properties fo:background-color="#99cc66" fo:border="0.74pt solid #000000"/>
    </style:style>
    <style:style style:name="ce9" style:family="table-cell" style:parent-style-name="Default">
      <style:table-cell-properties fo:border-bottom="0.74pt solid #000000" fo:background-color="#99cc66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ackground-color="#99cc66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ackground-color="#99cc66" fo:border-left="0.74pt solid #000000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2" table:default-cell-style-name="ce5"/>
        <table:table-column table:style-name="co8" table:number-columns-repeated="1014" table:default-cell-style-name="ce5"/>
        <table:table-column table:style-name="co8" table:default-cell-style-name="ce10"/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4" office:value-type="float" office:value="22" calcext:value-type="float">
            <text:p>22</text:p>
          </table:table-cell>
          <table:table-cell table:style-name="ce7" office:value-type="date" office:date-value="1969-11-01" calcext:value-type="date">
            <text:p>1969-11-01</text:p>
          </table:table-cell>
          <table:table-cell table:style-name="ce4" office:value-type="string" calcext:value-type="string">
            <text:p>W.K. Clifford</text:p>
          </table:table-cell>
          <table:table-cell table:style-name="ce4" table:number-columns-repeated="4"/>
          <table:table-cell table:style-name="ce4" office:value-type="float" office:value="84" calcext:value-type="float">
            <text:p>84</text:p>
          </table:table-cell>
          <table:table-cell table:style-name="ce4" table:number-columns-repeated="1014"/>
          <table:table-cell table:style-name="ce9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office:value-type="string" calcext:value-type="string">
            <text:p>A. Martin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office:value-type="float" office:value="3002" calcext:value-type="float">
            <text:p>3002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office:value-type="string" calcext:value-type="string">
            <text:p>Matthew Collins</text:p>
          </table:table-cell>
          <table:table-cell office:value-type="string" calcext:value-type="string">
            <text:p>Asher B. Evans</text:p>
            <text:p> A. Cayley</text:p>
          </table:table-cell>
          <table:table-cell office:value-type="string" calcext:value-type="string">
            <text:p>23</text:p>
            <text:p> 23</text:p>
          </table:table-cell>
          <table:table-cell office:value-type="string" calcext:value-type="string">
            <text:p>Jun 70</text:p>
            <text:p> Jul 70</text:p>
          </table:table-cell>
          <table:table-cell office:value-type="string" calcext:value-type="string">
            <text:p>13</text:p>
            <text:p> 14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office:value-type="string" calcext:value-type="string">
            <text:p>J.J. Sylvester</text:p>
          </table:table-cell>
          <table:table-cell office:value-type="string" calcext:value-type="string">
            <text:p>R. Townsend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table:number-columns-repeated="2" office:value-type="string" calcext:value-type="string">
            <text:p>R.W. Genese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12-01" calcext:value-type="date">
            <text:p>1970-12-0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3005" calcext:value-type="float">
            <text:p>3005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office:value-type="string" calcext:value-type="string">
            <text:p>S. Watson</text:p>
          </table:table-cell>
          <table:table-cell office:value-type="string" calcext:value-type="string">
            <text:p>S. Watson</text:p>
            <text:p> Artemas Martin</text:p>
          </table:table-cell>
          <table:table-cell office:value-type="string" calcext:value-type="string">
            <text:p>23</text:p>
            <text:p> xx</text:p>
          </table:table-cell>
          <table:table-cell office:value-type="string" calcext:value-type="string">
            <text:p>Nov 70</text:p>
            <text:p> xx</text:p>
          </table:table-cell>
          <table:table-cell office:value-type="string" calcext:value-type="string">
            <text:p>14</text:p>
            <text:p> 14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3006" calcext:value-type="float">
            <text:p>3006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office:value-type="string" calcext:value-type="string">
            <text:p>J.J. Walker</text:p>
          </table:table-cell>
          <table:table-cell office:value-type="string" calcext:value-type="string">
            <text:p>R.W. Genese</text:p>
            <text:p> R. Tucker</text:p>
          </table:table-cell>
          <table:table-cell office:value-type="string" calcext:value-type="string">
            <text:p>xx</text:p>
            <text:p> xx</text:p>
          </table:table-cell>
          <table:table-cell office:value-type="string" calcext:value-type="string">
            <text:p>xx</text:p>
            <text:p> xx</text:p>
          </table:table-cell>
          <table:table-cell office:value-type="string" calcext:value-type="string">
            <text:p>13</text:p>
            <text:p> 13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table:number-columns-repeated="2" office:value-type="string" calcext:value-type="string">
            <text:p>R. Tucker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office:value-type="string" calcext:value-type="string">
            <text:p>W.S. Burnside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3">
          <table:table-cell office:value-type="float" office:value="3009" calcext:value-type="float">
            <text:p>3009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office:value-type="string" calcext:value-type="string">
            <text:p>F.E. Kitchener</text:p>
          </table:table-cell>
          <table:table-cell office:value-type="string" calcext:value-type="string">
            <text:p>T.T. Wilkinson</text:p>
            <text:p> A.A. Bourne</text:p>
            <text:p> T.J. Sanderson</text:p>
            <text:p> R.W. Genese</text:p>
            <text:p> R. Tucker</text:p>
            <text:p> A. Martin</text:p>
            <text:p> F.E. Kitchin</text:p>
          </table:table-cell>
          <table:table-cell office:value-type="string" calcext:value-type="string">
            <text:p>22</text:p>
            <text:p> xx</text:p>
            <text:p> xx</text:p>
            <text:p> xx</text:p>
            <text:p> xx</text:p>
            <text:p> xx</text:p>
            <text:p> xx</text:p>
          </table:table-cell>
          <table:table-cell office:value-type="string" calcext:value-type="string">
            <text:p>Jan 70</text:p>
            <text:p> xx</text:p>
            <text:p> xx</text:p>
            <text:p> xx</text:p>
            <text:p> xx</text:p>
            <text:p> xx</text:p>
            <text:p> xx</text:p>
          </table:table-cell>
          <table:table-cell office:value-type="string" calcext:value-type="string">
            <text:p>13</text:p>
            <text:p> 13</text:p>
            <text:p> 13</text:p>
            <text:p> 13</text:p>
            <text:p> 13</text:p>
            <text:p> 13</text:p>
            <text:p> 13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table:number-columns-repeated="2" office:value-type="string" calcext:value-type="string">
            <text:p>J.J. Walker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table:number-columns-repeated="2" office:value-type="string" calcext:value-type="string">
            <text:p>R. Tucker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office:value-type="string" calcext:value-type="string">
            <text:p>A.B. Evans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office:value-type="string" calcext:value-type="string">
            <text:p>J.J. Sylvester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office:value-type="string" calcext:value-type="string">
            <text:p>J.J. Sylvester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table:number-columns-repeated="2" office:value-type="string" calcext:value-type="string">
            <text:p>A. Martin</text:p>
          </table:table-cell>
          <table:table-cell office:value-type="float" office:value="24" calcext:value-type="float">
            <text:p>24</text:p>
          </table:table-cell>
          <table:table-cell table:style-name="ce8" office:value-type="date" office:date-value="1971-04-01" calcext:value-type="date">
            <text:p>1971-04-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office:value-type="string" calcext:value-type="string">
            <text:p>J.J. Sylvester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1-01" calcext:value-type="date">
            <text:p>1969-11-01</text:p>
          </table:table-cell>
          <table:table-cell office:value-type="string" calcext:value-type="string">
            <text:p>A.W. Panton</text:p>
          </table:table-cell>
          <table:table-cell office:value-type="string" calcext:value-type="string">
            <text:p>G.M. Minchin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float" office:value="3018" calcext:value-type="float">
            <text:p>3018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J. Wolstenholme</text:p>
          </table:table-cell>
          <table:table-cell office:value-type="string" calcext:value-type="string">
            <text:p>R. Townsend</text:p>
            <text:p> J. Wolstenholme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13</text:p>
            <text:p> 13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J.J. Sylvester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J. Blissard</text:p>
          </table:table-cell>
          <table:table-cell office:value-type="string" calcext:value-type="string">
            <text:p>J.J. Walker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W.K. Clifford</text:p>
          </table:table-cell>
          <table:table-cell office:value-type="string" calcext:value-type="string">
            <text:p>R. Townsend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W. Roberts</text:p>
          </table:table-cell>
          <table:table-cell office:value-type="string" calcext:value-type="string">
            <text:p>R. Townsend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4-01" calcext:value-type="date">
            <text:p>1970-04-0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W.A. Whitworth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A.B. Evans</text:p>
          </table:table-cell>
          <table:table-cell office:value-type="string" calcext:value-type="string">
            <text:p>R. Tucker</text:p>
          </table:table-cell>
          <table:table-cell office:value-type="float" office:value="24" calcext:value-type="float">
            <text:p>24</text:p>
          </table:table-cell>
          <table:table-cell table:style-name="ce8" office:value-type="date" office:date-value="1971-06-01" calcext:value-type="date">
            <text:p>1971-06-0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3025" calcext:value-type="float">
            <text:p>3025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J.J. Walker</text:p>
          </table:table-cell>
          <table:table-cell office:value-type="string" calcext:value-type="string">
            <text:p>A.A. Bourne</text:p>
            <text:p> R.W. Genese</text:p>
          </table:table-cell>
          <table:table-cell office:value-type="string" calcext:value-type="string">
            <text:p>22</text:p>
            <text:p> 22</text:p>
          </table:table-cell>
          <table:table-cell office:value-type="string" calcext:value-type="string">
            <text:p>Feb 70</text:p>
            <text:p> Feb 70</text:p>
          </table:table-cell>
          <table:table-cell office:value-type="string" calcext:value-type="string">
            <text:p>13</text:p>
            <text:p> 13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W.S. Burnside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T. Cotterill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A. Martin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S. Watson</text:p>
          </table:table-cell>
          <table:table-cell office:value-type="string" calcext:value-type="string">
            <text:p>Prof. Lampe</text:p>
          </table:table-cell>
          <table:table-cell office:value-type="float" office:value="48" calcext:value-type="float">
            <text:p>48</text:p>
          </table:table-cell>
          <table:table-cell table:style-name="ce8" office:value-type="date" office:date-value="1995-02-01" calcext:value-type="date">
            <text:p>1995-02-01</text:p>
          </table:table-cell>
          <table:table-cell office:value-type="string" calcext:value-type="string">
            <text:p>62&amp;6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4">
          <table:table-cell office:value-type="float" office:value="3030" calcext:value-type="float">
            <text:p>3030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R. Tucker</text:p>
          </table:table-cell>
          <table:table-cell office:value-type="string" calcext:value-type="string">
            <text:p>A.A. Bourn</text:p>
            <text:p> J.J. Walker</text:p>
            <text:p> R.W. Genese</text:p>
            <text:p> R. Tucker</text:p>
          </table:table-cell>
          <table:table-cell office:value-type="string" calcext:value-type="string">
            <text:p>23</text:p>
            <text:p> xx</text:p>
            <text:p> xx</text:p>
            <text:p> xx</text:p>
          </table:table-cell>
          <table:table-cell office:value-type="string" calcext:value-type="string">
            <text:p>Sep 70</text:p>
            <text:p> xx</text:p>
            <text:p> xx</text:p>
            <text:p> xx</text:p>
          </table:table-cell>
          <table:table-cell office:value-type="string" calcext:value-type="string">
            <text:p>14</text:p>
            <text:p> 14</text:p>
            <text:p> 14</text:p>
            <text:p> 14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table:number-columns-repeated="2" office:value-type="string" calcext:value-type="string">
            <text:p>G.M. Minchin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7-01" calcext:value-type="date">
            <text:p>1970-07-0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4">
          <table:table-cell office:value-type="float" office:value="3032" calcext:value-type="float">
            <text:p>3032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M.W. Crawford</text:p>
          </table:table-cell>
          <table:table-cell office:value-type="string" calcext:value-type="string">
            <text:p>R. Townsend</text:p>
            <text:p> R.W. Genese</text:p>
            <text:p> S. Roberts</text:p>
            <text:p> Samuel Roberts</text:p>
          </table:table-cell>
          <table:table-cell office:value-type="string" calcext:value-type="string">
            <text:p>23</text:p>
            <text:p> 23</text:p>
            <text:p> 23</text:p>
            <text:p> 23</text:p>
          </table:table-cell>
          <table:table-cell office:value-type="string" calcext:value-type="string">
            <text:p>Jun 70</text:p>
            <text:p> Jun 70</text:p>
            <text:p> Jun 70</text:p>
            <text:p> Sep 70</text:p>
          </table:table-cell>
          <table:table-cell office:value-type="string" calcext:value-type="string">
            <text:p>13</text:p>
            <text:p> 13</text:p>
            <text:p> 13</text:p>
            <text:p> 14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4">
          <table:table-cell office:value-type="float" office:value="3033" calcext:value-type="float">
            <text:p>3033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R.W. Genese</text:p>
          </table:table-cell>
          <table:table-cell office:value-type="string" calcext:value-type="string">
            <text:p>R. Townsend</text:p>
            <text:p> J. Dale</text:p>
            <text:p> R. Tucker</text:p>
            <text:p> R.W. Genese</text:p>
          </table:table-cell>
          <table:table-cell office:value-type="string" calcext:value-type="string">
            <text:p>23</text:p>
            <text:p> xx</text:p>
            <text:p> xx</text:p>
            <text:p> xx</text:p>
          </table:table-cell>
          <table:table-cell office:value-type="string" calcext:value-type="string">
            <text:p>Jul 70</text:p>
            <text:p> xx</text:p>
            <text:p> xx</text:p>
            <text:p> xx</text:p>
          </table:table-cell>
          <table:table-cell office:value-type="string" calcext:value-type="string">
            <text:p>14</text:p>
            <text:p> 14</text:p>
            <text:p> 14</text:p>
            <text:p> 1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3034" calcext:value-type="float">
            <text:p>3034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J.J. Walker</text:p>
          </table:table-cell>
          <table:table-cell office:value-type="string" calcext:value-type="string">
            <text:p>R. Townsend</text:p>
            <text:p> J.P. Taylor</text:p>
          </table:table-cell>
          <table:table-cell office:value-type="string" calcext:value-type="string">
            <text:p>22</text:p>
            <text:p> 22</text:p>
          </table:table-cell>
          <table:table-cell office:value-type="string" calcext:value-type="string">
            <text:p>Feb 70</text:p>
            <text:p> Feb 70</text:p>
          </table:table-cell>
          <table:table-cell office:value-type="string" calcext:value-type="string">
            <text:p>13</text:p>
            <text:p> 13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5">
          <table:table-cell office:value-type="float" office:value="3035" calcext:value-type="float">
            <text:p>3035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R.W. Genese</text:p>
          </table:table-cell>
          <table:table-cell office:value-type="string" calcext:value-type="string">
            <text:p>R. Townsend</text:p>
            <text:p> R. Tucker</text:p>
            <text:p> R.W. Genese</text:p>
          </table:table-cell>
          <table:table-cell office:value-type="string" calcext:value-type="string">
            <text:p>22</text:p>
            <text:p> xx</text:p>
            <text:p> xx</text:p>
          </table:table-cell>
          <table:table-cell office:value-type="string" calcext:value-type="string">
            <text:p>Feb 70</text:p>
            <text:p> xx</text:p>
            <text:p> xx</text:p>
          </table:table-cell>
          <table:table-cell office:value-type="string" calcext:value-type="string">
            <text:p>13</text:p>
            <text:p> 13</text:p>
            <text:p> 13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5">
          <table:table-cell office:value-type="float" office:value="3036" calcext:value-type="float">
            <text:p>3036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R. Tucker</text:p>
          </table:table-cell>
          <table:table-cell office:value-type="string" calcext:value-type="string">
            <text:p>R.W. Genese</text:p>
            <text:p> J. McNeill</text:p>
            <text:p> R. Tucker</text:p>
          </table:table-cell>
          <table:table-cell office:value-type="string" calcext:value-type="string">
            <text:p>23</text:p>
            <text:p> xx</text:p>
            <text:p> xx</text:p>
          </table:table-cell>
          <table:table-cell office:value-type="string" calcext:value-type="string">
            <text:p>Apr 70</text:p>
            <text:p> xx</text:p>
            <text:p> xx</text:p>
          </table:table-cell>
          <table:table-cell office:value-type="string" calcext:value-type="string">
            <text:p>13</text:p>
            <text:p> 13</text:p>
            <text:p> 13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2">
          <table:table-cell office:value-type="float" office:value="3037" calcext:value-type="float">
            <text:p>3037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A. Martin</text:p>
          </table:table-cell>
          <table:table-cell office:value-type="string" calcext:value-type="string">
            <text:p>Stephen Watson</text:p>
            <text:p> A. Martin</text:p>
          </table:table-cell>
          <table:table-cell office:value-type="string" calcext:value-type="string">
            <text:p>xx</text:p>
            <text:p> xx</text:p>
          </table:table-cell>
          <table:table-cell office:value-type="string" calcext:value-type="string">
            <text:p>xx</text:p>
            <text:p> xx</text:p>
          </table:table-cell>
          <table:table-cell office:value-type="string" calcext:value-type="string">
            <text:p>13</text:p>
            <text:p> 13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R.W. Genese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4">
          <table:table-cell office:value-type="float" office:value="3039" calcext:value-type="float">
            <text:p>3039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G.O. Hanlon</text:p>
          </table:table-cell>
          <table:table-cell office:value-type="string" calcext:value-type="string">
            <text:p>Henry Hoskins</text:p>
            <text:p> J.A. McNeill</text:p>
            <text:p> J.J. Walker</text:p>
            <text:p> R. Tucker</text:p>
          </table:table-cell>
          <table:table-cell office:value-type="string" calcext:value-type="string">
            <text:p>xx</text:p>
            <text:p> xx</text:p>
            <text:p> xx</text:p>
            <text:p> xx</text:p>
          </table:table-cell>
          <table:table-cell office:value-type="string" calcext:value-type="string">
            <text:p>xx</text:p>
            <text:p> xx</text:p>
            <text:p> xx</text:p>
            <text:p> xx</text:p>
          </table:table-cell>
          <table:table-cell office:value-type="string" calcext:value-type="string">
            <text:p>13</text:p>
            <text:p> 13</text:p>
            <text:p> 13</text:p>
            <text:p> 1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 office:value-type="float" office:value="3040" calcext:value-type="float">
            <text:p>3040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69-12-01" calcext:value-type="date">
            <text:p>1969-12-01</text:p>
          </table:table-cell>
          <table:table-cell office:value-type="string" calcext:value-type="string">
            <text:p>A. Martin</text:p>
          </table:table-cell>
          <table:table-cell office:value-type="string" calcext:value-type="string">
            <text:p>Henry Hoskins</text:p>
            <text:p> R. Tucker</text:p>
            <text:p> A. Martin</text:p>
          </table:table-cell>
          <table:table-cell office:value-type="string" calcext:value-type="string">
            <text:p>23</text:p>
            <text:p> 23</text:p>
            <text:p> 23</text:p>
          </table:table-cell>
          <table:table-cell office:value-type="string" calcext:value-type="string">
            <text:p>Aug 70</text:p>
            <text:p> Aug 70</text:p>
            <text:p> Aug 70</text:p>
          </table:table-cell>
          <table:table-cell office:value-type="string" calcext:value-type="string">
            <text:p>14</text:p>
            <text:p> 14</text:p>
            <text:p> 14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5">
          <table:table-cell office:value-type="float" office:value="3041" calcext:value-type="float">
            <text:p>304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J.J. Sylvester</text:p>
          </table:table-cell>
          <table:table-cell office:value-type="string" calcext:value-type="string">
            <text:p>R.W. Genese</text:p>
            <text:p> F.D. Thomson</text:p>
            <text:p> C.R. Rippin</text:p>
          </table:table-cell>
          <table:table-cell office:value-type="string" calcext:value-type="string">
            <text:p>22</text:p>
            <text:p> xx</text:p>
            <text:p> xx</text:p>
          </table:table-cell>
          <table:table-cell office:value-type="string" calcext:value-type="string">
            <text:p>Feb 70</text:p>
            <text:p> xx</text:p>
            <text:p> xx</text:p>
          </table:table-cell>
          <table:table-cell office:value-type="string" calcext:value-type="string">
            <text:p>13</text:p>
            <text:p> 13</text:p>
            <text:p> 13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5">
          <table:table-cell office:value-type="float" office:value="3042" calcext:value-type="float">
            <text:p>3042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M.W. Crofton</text:p>
          </table:table-cell>
          <table:table-cell office:value-type="string" calcext:value-type="string">
            <text:p>F.D. Thomson</text:p>
            <text:p> J.J. Walker</text:p>
            <text:p> Samuel Roberts</text:p>
          </table:table-cell>
          <table:table-cell office:value-type="string" calcext:value-type="string">
            <text:p>22</text:p>
            <text:p> 22</text:p>
            <text:p> xx</text:p>
          </table:table-cell>
          <table:table-cell office:value-type="string" calcext:value-type="string">
            <text:p>Mar 70</text:p>
            <text:p> Mar 70</text:p>
            <text:p> xx</text:p>
          </table:table-cell>
          <table:table-cell office:value-type="string" calcext:value-type="string">
            <text:p>13</text:p>
            <text:p> 13</text:p>
            <text:p> 13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J. Wolstenholme</text:p>
          </table:table-cell>
          <table:table-cell office:value-type="string" calcext:value-type="string">
            <text:p>T.C. Simmons</text:p>
          </table:table-cell>
          <table:table-cell office:value-type="float" office:value="38" calcext:value-type="float">
            <text:p>38</text:p>
          </table:table-cell>
          <table:table-cell table:style-name="ce8" office:value-type="date" office:date-value="1985-09-01" calcext:value-type="date">
            <text:p>1985-09-0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table:number-columns-repeated="2" office:value-type="string" calcext:value-type="string">
            <text:p>S. Roberts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W.S.B. Woolhouse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N’Importe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office:value-type="float" office:value="3047" calcext:value-type="float">
            <text:p>3047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J. Blissard</text:p>
          </table:table-cell>
          <table:table-cell office:value-type="string" calcext:value-type="string">
            <text:p>J.A. McNeill</text:p>
            <text:p> J. Blissard</text:p>
          </table:table-cell>
          <table:table-cell office:value-type="string" calcext:value-type="string">
            <text:p>23</text:p>
            <text:p> xx</text:p>
          </table:table-cell>
          <table:table-cell office:value-type="string" calcext:value-type="string">
            <text:p>Apr 70</text:p>
            <text:p> xx</text:p>
          </table:table-cell>
          <table:table-cell office:value-type="string" calcext:value-type="string">
            <text:p>13</text:p>
            <text:p> 1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A. Martin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table:number-columns-repeated="2" office:value-type="string" calcext:value-type="string">
            <text:p>R. Genese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3050" calcext:value-type="float">
            <text:p>3050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R. Townsend</text:p>
          </table:table-cell>
          <table:table-cell office:value-type="string" calcext:value-type="string">
            <text:p>J.J. Walker</text:p>
            <text:p> R. Townsend</text:p>
          </table:table-cell>
          <table:table-cell office:value-type="string" calcext:value-type="string">
            <text:p>23</text:p>
            <text:p> xx</text:p>
          </table:table-cell>
          <table:table-cell office:value-type="string" calcext:value-type="string">
            <text:p>Jul 70</text:p>
            <text:p> xx</text:p>
          </table:table-cell>
          <table:table-cell office:value-type="string" calcext:value-type="string">
            <text:p>14</text:p>
            <text:p> 14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5">
          <table:table-cell office:value-type="float" office:value="3051" calcext:value-type="float">
            <text:p>305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A.F. Torry</text:p>
          </table:table-cell>
          <table:table-cell office:value-type="string" calcext:value-type="string">
            <text:p>Samuel Roberts</text:p>
            <text:p> F.D. Thomson</text:p>
            <text:p> R.W. Genese</text:p>
          </table:table-cell>
          <table:table-cell office:value-type="string" calcext:value-type="string">
            <text:p>22</text:p>
            <text:p> xx</text:p>
            <text:p> xx</text:p>
          </table:table-cell>
          <table:table-cell office:value-type="string" calcext:value-type="string">
            <text:p>Feb 70</text:p>
            <text:p> xx</text:p>
            <text:p> xx</text:p>
          </table:table-cell>
          <table:table-cell office:value-type="string" calcext:value-type="string">
            <text:p>13</text:p>
            <text:p> 13</text:p>
            <text:p> 13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2">
          <table:table-cell office:value-type="float" office:value="3052" calcext:value-type="float">
            <text:p>3052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W.A. Whitworth</text:p>
          </table:table-cell>
          <table:table-cell office:value-type="string" calcext:value-type="string">
            <text:p>R. Townsend</text:p>
            <text:p> C.R. Rippin</text:p>
          </table:table-cell>
          <table:table-cell office:value-type="string" calcext:value-type="string">
            <text:p>22</text:p>
            <text:p> xx</text:p>
          </table:table-cell>
          <table:table-cell office:value-type="string" calcext:value-type="string">
            <text:p>Mar 70</text:p>
            <text:p> xx</text:p>
          </table:table-cell>
          <table:table-cell office:value-type="string" calcext:value-type="string">
            <text:p>13</text:p>
            <text:p> 13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table:number-columns-repeated="2" office:value-type="string" calcext:value-type="string">
            <text:p>G.M. Minchin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9-01" calcext:value-type="date">
            <text:p>1970-09-0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W. Roberts</text:p>
          </table:table-cell>
          <table:table-cell office:value-type="string" calcext:value-type="string">
            <text:p>J.J. Walker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5-01" calcext:value-type="date">
            <text:p>1970-05-0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R. Tucker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W.S. Burnside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2">
          <table:table-cell office:value-type="float" office:value="3057" calcext:value-type="float">
            <text:p>3057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B.W. Horne</text:p>
          </table:table-cell>
          <table:table-cell office:value-type="string" calcext:value-type="string">
            <text:p>R. Chartres</text:p>
            <text:p> Prof. Coondoo</text:p>
          </table:table-cell>
          <table:table-cell office:value-type="string" calcext:value-type="string">
            <text:p>48</text:p>
            <text:p> 48</text:p>
          </table:table-cell>
          <table:table-cell office:value-type="string" calcext:value-type="string">
            <text:p>Nov 95</text:p>
            <text:p> Nov 95</text:p>
          </table:table-cell>
          <table:table-cell office:value-type="string" calcext:value-type="string">
            <text:p>64</text:p>
            <text:p> 64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office:value-type="float" office:value="3058" calcext:value-type="float">
            <text:p>3058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M. Collins</text:p>
          </table:table-cell>
          <table:table-cell office:value-type="string" calcext:value-type="string">
            <text:p>Morgan Jenkins</text:p>
            <text:p> R. Tucker</text:p>
          </table:table-cell>
          <table:table-cell office:value-type="string" calcext:value-type="string">
            <text:p>22</text:p>
            <text:p> xx</text:p>
          </table:table-cell>
          <table:table-cell office:value-type="string" calcext:value-type="string">
            <text:p>Mar 70</text:p>
            <text:p> xx</text:p>
          </table:table-cell>
          <table:table-cell office:value-type="string" calcext:value-type="string">
            <text:p>13</text:p>
            <text:p> 13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W.H.H. Hudson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5">
          <table:table-cell office:value-type="float" office:value="3060" calcext:value-type="float">
            <text:p>3060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J.J. Walker</text:p>
          </table:table-cell>
          <table:table-cell office:value-type="string" calcext:value-type="string">
            <text:p>C.R. Rippin</text:p>
            <text:p> R.W. Genese</text:p>
            <text:p> R. Tucker</text:p>
          </table:table-cell>
          <table:table-cell office:value-type="string" calcext:value-type="string">
            <text:p>23</text:p>
            <text:p> 23</text:p>
            <text:p> 23</text:p>
          </table:table-cell>
          <table:table-cell office:value-type="string" calcext:value-type="string">
            <text:p>Apr 70</text:p>
            <text:p> Apr 70</text:p>
            <text:p> Apr 70</text:p>
          </table:table-cell>
          <table:table-cell office:value-type="string" calcext:value-type="string">
            <text:p>13</text:p>
            <text:p> 13</text:p>
            <text:p> 13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C. Taylor</text:p>
          </table:table-cell>
          <table:table-cell office:value-type="string" calcext:value-type="string">
            <text:p>R.W. Genese</text:p>
          </table:table-cell>
          <table:table-cell office:value-type="float" office:value="24" calcext:value-type="float">
            <text:p>24</text:p>
          </table:table-cell>
          <table:table-cell table:style-name="ce8" office:value-type="date" office:date-value="1971-04-01" calcext:value-type="date">
            <text:p>1971-04-0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3062" calcext:value-type="float">
            <text:p>3062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A. Renshaw</text:p>
          </table:table-cell>
          <table:table-cell office:value-type="string" calcext:value-type="string">
            <text:p>J.A. McNeill</text:p>
            <text:p> A. Renshaw</text:p>
          </table:table-cell>
          <table:table-cell table:number-columns-repeated="2"/>
          <table:table-cell office:value-type="string" calcext:value-type="string">
            <text:p>13</text:p>
            <text:p> 13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1-01" calcext:value-type="date">
            <text:p>1970-01-01</text:p>
          </table:table-cell>
          <table:table-cell office:value-type="string" calcext:value-type="string">
            <text:p>G.A. Ogilvie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3064" calcext:value-type="float">
            <text:p>3064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R. Townsend</text:p>
          </table:table-cell>
          <table:table-cell office:value-type="string" calcext:value-type="string">
            <text:p>J.J. Walker</text:p>
            <text:p> R. Townsend</text:p>
          </table:table-cell>
          <table:table-cell office:value-type="string" calcext:value-type="string">
            <text:p>23</text:p>
            <text:p> xx</text:p>
          </table:table-cell>
          <table:table-cell office:value-type="string" calcext:value-type="string">
            <text:p>Apr 70</text:p>
            <text:p> xx</text:p>
          </table:table-cell>
          <table:table-cell office:value-type="string" calcext:value-type="string">
            <text:p>13</text:p>
            <text:p> 13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J.J. Sylvester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W.S.B. Woodhouse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6">
          <table:table-cell office:value-type="float" office:value="3067" calcext:value-type="float">
            <text:p>3067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J. Wolstenholme</text:p>
          </table:table-cell>
          <table:table-cell office:value-type="string" calcext:value-type="string">
            <text:p>C.W. Merrifield</text:p>
            <text:p> J. McNeill</text:p>
            <text:p> R. Tucker</text:p>
            <text:p> J. Wolstenholme</text:p>
            <text:p> J.J. Sylvester</text:p>
          </table:table-cell>
          <table:table-cell office:value-type="string" calcext:value-type="string">
            <text:p>23</text:p>
            <text:p> xx</text:p>
            <text:p> xx</text:p>
            <text:p> xx</text:p>
            <text:p> xx</text:p>
          </table:table-cell>
          <table:table-cell office:value-type="string" calcext:value-type="string">
            <text:p>Apr 70</text:p>
            <text:p> xx</text:p>
            <text:p> xx</text:p>
            <text:p> xx</text:p>
            <text:p> xx</text:p>
          </table:table-cell>
          <table:table-cell office:value-type="string" calcext:value-type="string">
            <text:p>13</text:p>
            <text:p> 13</text:p>
            <text:p> 13</text:p>
            <text:p> 13</text:p>
            <text:p> 24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table:number-columns-repeated="2" office:value-type="string" calcext:value-type="string">
            <text:p>S. Roberts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4-01" calcext:value-type="date">
            <text:p>1970-04-0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7">
          <table:table-cell office:value-type="float" office:value="3069" calcext:value-type="float">
            <text:p>3069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N’Importe</text:p>
            <text:p> Editor</text:p>
          </table:table-cell>
          <table:table-cell office:value-type="string" calcext:value-type="string">
            <text:p>S. Bills</text:p>
            <text:p> J. Wolstenholme</text:p>
            <text:p> Asher B. Evans</text:p>
            <text:p> A. Martin</text:p>
            <text:p> D.S. Hart</text:p>
          </table:table-cell>
          <table:table-cell office:value-type="string" calcext:value-type="string">
            <text:p>xx</text:p>
            <text:p> 23</text:p>
            <text:p> 23</text:p>
            <text:p> 23</text:p>
            <text:p> 23</text:p>
            <text:p> 26</text:p>
          </table:table-cell>
          <table:table-cell office:value-type="string" calcext:value-type="string">
            <text:p>xx</text:p>
            <text:p> May 70</text:p>
            <text:p> May 70</text:p>
            <text:p> May 70</text:p>
            <text:p> May 70</text:p>
            <text:p> Oct 73</text:p>
          </table:table-cell>
          <table:table-cell office:value-type="string" calcext:value-type="string">
            <text:p>xx</text:p>
            <text:p> 13</text:p>
            <text:p> 13</text:p>
            <text:p> 13</text:p>
            <text:p> 13</text:p>
            <text:p> 2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G.A. Ogilvie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W.A. Whitworth</text:p>
          </table:table-cell>
          <table:table-cell office:value-type="string" calcext:value-type="string">
            <text:p>J. Wolstenholme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4-01" calcext:value-type="date">
            <text:p>1970-04-0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A. Martin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E. Hill</text:p>
          </table:table-cell>
          <table:table-cell office:value-type="string" calcext:value-type="string">
            <text:p>H.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5-01" calcext:value-type="date">
            <text:p>1970-05-0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table:number-columns-repeated="2" office:value-type="string" calcext:value-type="string">
            <text:p>J. Blissard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R. Tucker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2">
          <table:table-cell office:value-type="float" office:value="3076" calcext:value-type="float">
            <text:p>3076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A.F. Torry</text:p>
            <text:p> T.R. Terry</text:p>
          </table:table-cell>
          <table:table-cell office:value-type="string" calcext:value-type="string">
            <text:p>F.E. Cave</text:p>
          </table:table-cell>
          <table:table-cell office:value-type="float" office:value="56" calcext:value-type="float">
            <text:p>56</text:p>
          </table:table-cell>
          <table:table-cell office:value-type="float" office:value="42828" calcext:value-type="float">
            <text:p>42828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R.W. Genese</text:p>
          </table:table-cell>
          <table:table-cell office:value-type="string" calcext:value-type="string">
            <text:p>James Dale</text:p>
          </table:table-cell>
          <table:table-cell office:value-type="string" calcext:value-type="string">
            <text:p>xx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2">
          <table:table-cell office:value-type="float" office:value="3078" calcext:value-type="float">
            <text:p>3078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W.H.H. Hudson</text:p>
          </table:table-cell>
          <table:table-cell office:value-type="string" calcext:value-type="string">
            <text:p>K.J. Sanjána</text:p>
            <text:p> Prof. Krishnamcharry</text:p>
          </table:table-cell>
          <table:table-cell office:value-type="string" calcext:value-type="string">
            <text:p>48</text:p>
            <text:p> 38</text:p>
          </table:table-cell>
          <table:table-cell office:value-type="string" calcext:value-type="string">
            <text:p>May 95</text:p>
            <text:p> May 95</text:p>
          </table:table-cell>
          <table:table-cell office:value-type="string" calcext:value-type="string">
            <text:p>63</text:p>
            <text:p> 63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C.R. Rippin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C. Taylor</text:p>
          </table:table-cell>
          <table:table-cell office:value-type="string" calcext:value-type="string">
            <text:p>J. Wolstenholme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6-01" calcext:value-type="date">
            <text:p>1970-06-0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B.W. Horne</text:p>
          </table:table-cell>
          <table:table-cell office:value-type="string" calcext:value-type="string">
            <text:p>Morgan Jenkins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6-01" calcext:value-type="date">
            <text:p>1970-06-0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J.J. Walker</text:p>
          </table:table-cell>
          <table:table-cell office:value-type="string" calcext:value-type="string">
            <text:p>J.A. McNeill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James Matteson</text:p>
          </table:table-cell>
          <table:table-cell office:value-type="string" calcext:value-type="string">
            <text:p>D.S. Hart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2-01" calcext:value-type="date">
            <text:p>1970-02-01</text:p>
          </table:table-cell>
          <table:table-cell office:value-type="string" calcext:value-type="string">
            <text:p>A. Martin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J.J. Sylvester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M.W. Crofton</text:p>
          </table:table-cell>
          <table:table-cell office:value-type="string" calcext:value-type="string">
            <text:p>J.J. Walker</text:p>
          </table:table-cell>
          <table:table-cell table:number-columns-repeated="2" office:value-type="string" calcext:value-type="string">
            <text:p>xx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office:value-type="float" office:value="3087" calcext:value-type="float">
            <text:p>3087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R. Townsend</text:p>
          </table:table-cell>
          <table:table-cell office:value-type="string" calcext:value-type="string">
            <text:p>R. Townsend</text:p>
            <text:p> J.J. Walker</text:p>
          </table:table-cell>
          <table:table-cell office:value-type="string" calcext:value-type="string">
            <text:p>23</text:p>
            <text:p> xx</text:p>
          </table:table-cell>
          <table:table-cell office:value-type="string" calcext:value-type="string">
            <text:p>Aug 70</text:p>
            <text:p> xx</text:p>
          </table:table-cell>
          <table:table-cell office:value-type="string" calcext:value-type="string">
            <text:p>14</text:p>
            <text:p> 14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table:number-columns-repeated="2" office:value-type="string" calcext:value-type="string">
            <text:p>C.W. Merrifield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7-01" calcext:value-type="date">
            <text:p>1970-07-01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J. Wolstenholme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E. Hill</text:p>
          </table:table-cell>
          <table:table-cell office:value-type="string" calcext:value-type="string">
            <text:p>James Dale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11-01" calcext:value-type="date">
            <text:p>1970-11-0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A.F. Torry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table:number-columns-repeated="2" office:value-type="string" calcext:value-type="string">
            <text:p>A. Martin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5-01" calcext:value-type="date">
            <text:p>1970-05-0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3093" calcext:value-type="float">
            <text:p>3093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G.M. Minchin</text:p>
          </table:table-cell>
          <table:table-cell office:value-type="string" calcext:value-type="string">
            <text:p>G.M. Mitchin</text:p>
            <text:p> Matthew Collins</text:p>
          </table:table-cell>
          <table:table-cell office:value-type="string" calcext:value-type="string">
            <text:p>24</text:p>
            <text:p> 24</text:p>
          </table:table-cell>
          <table:table-cell office:value-type="string" calcext:value-type="string">
            <text:p>Jul 71</text:p>
            <text:p> Sep 71</text:p>
          </table:table-cell>
          <table:table-cell office:value-type="string" calcext:value-type="string">
            <text:p>16</text:p>
            <text:p> 16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F.D. Thomson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table:number-columns-repeated="2" office:value-type="string" calcext:value-type="string">
            <text:p>S. Roberts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10-01" calcext:value-type="date">
            <text:p>1970-10-0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table-cell office:value-type="float" office:value="3096" calcext:value-type="float">
            <text:p>3096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R.W. Genese</text:p>
          </table:table-cell>
          <table:table-cell office:value-type="string" calcext:value-type="string">
            <text:p>J.J. Walker</text:p>
            <text:p> J. Wolstenholme</text:p>
          </table:table-cell>
          <table:table-cell office:value-type="string" calcext:value-type="string">
            <text:p>23</text:p>
            <text:p> xx</text:p>
          </table:table-cell>
          <table:table-cell table:style-name="ce8" office:value-type="date" office:date-value="1970-08-01" calcext:value-type="date">
            <text:p>1970-08-01</text:p>
          </table:table-cell>
          <table:table-cell office:value-type="string" calcext:value-type="string">
            <text:p>14</text:p>
            <text:p> 14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W.A. Whitworth</text:p>
          </table:table-cell>
          <table:table-cell office:value-type="string" calcext:value-type="string">
            <text:p>J. Wolstenholme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7-01" calcext:value-type="date">
            <text:p>1970-07-0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N’Importe(Editor MQ)</text:p>
          </table:table-cell>
          <table:table-cell office:value-type="string" calcext:value-type="string">
            <text:p>J. Wolstenholme</text:p>
          </table:table-cell>
          <table:table-cell office:value-type="float" office:value="23" calcext:value-type="float">
            <text:p>23</text:p>
          </table:table-cell>
          <table:table-cell table:style-name="ce8" office:value-type="date" office:date-value="1970-09-01" calcext:value-type="date">
            <text:p>1970-09-0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5">
          <table:table-cell office:value-type="float" office:value="3099" calcext:value-type="float">
            <text:p>3099</text:p>
          </table:table-cell>
          <table:table-cell office:value-type="float" office:value="22" calcext:value-type="float">
            <text:p>22</text:p>
          </table:table-cell>
          <table:table-cell table:style-name="ce8" office:value-type="date" office:date-value="1970-03-01" calcext:value-type="date">
            <text:p>1970-03-01</text:p>
          </table:table-cell>
          <table:table-cell office:value-type="string" calcext:value-type="string">
            <text:p>J.J. Walker</text:p>
          </table:table-cell>
          <table:table-cell office:value-type="string" calcext:value-type="string">
            <text:p>J. Wolstenholme</text:p>
            <text:p> J.J. Walker</text:p>
            <text:p> R. Tucker</text:p>
          </table:table-cell>
          <table:table-cell office:value-type="string" calcext:value-type="string">
            <text:p>23</text:p>
            <text:p> xx</text:p>
            <text:p> xx</text:p>
          </table:table-cell>
          <table:table-cell office:value-type="string" calcext:value-type="string">
            <text:p>Oct 70</text:p>
            <text:p> xx</text:p>
            <text:p> xx</text:p>
          </table:table-cell>
          <table:table-cell office:value-type="string" calcext:value-type="string">
            <text:p>14</text:p>
            <text:p> 14</text:p>
            <text:p> 1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style-name="ce3"/>
          <table:table-cell table:style-name="ce6" table:number-columns-repeated="1022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rpa </meta:initial-creator>
    <meta:creation-date>2017-10-07T22:26:03.682316035</meta:creation-date>
    <dc:date>2017-10-07T22:32:42.460837881</dc:date>
    <dc:creator>Lirpa </dc:creator>
    <meta:editing-duration>PT6M43S</meta:editing-duration>
    <meta:editing-cycles>1</meta:editing-cycles>
    <meta:document-statistic meta:table-count="1" meta:cell-count="773" meta:object-count="0"/>
    <meta:generator>LibreOffice/5.4.1.2$Linux_x86 LibreOffice_project/40m0$Build-2</meta:generator>
  </office:meta>
</office:document-meta>
</file>